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d81e4" officeooo:paragraph-rsid="00097fa9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dd81e4" officeooo:paragraph-rsid="00097fa9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de5634" officeooo:paragraph-rsid="00097fa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e019ce" officeooo:paragraph-rsid="00097fa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dba784" officeooo:paragraph-rsid="00097fa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6f3ed" officeooo:paragraph-rsid="00097fa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1a686" officeooo:paragraph-rsid="00097fa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1e3aa" officeooo:paragraph-rsid="00097fa9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2b847" officeooo:paragraph-rsid="00097fa9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41cc1" officeooo:paragraph-rsid="00097fa9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42958" officeooo:paragraph-rsid="00097fa9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e548b9" officeooo:paragraph-rsid="00097fa9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text-position="0% 100%" style:font-name="Liberation Serif" fo:font-size="12pt" fo:letter-spacing="normal" fo:font-style="italic" style:text-underline-style="none" fo:font-weight="normal" officeooo:rsid="00e42958" officeooo:paragraph-rsid="00097fa9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Heading_20_2">
      <style:paragraph-properties fo:text-align="center" style:justify-single-word="false"/>
      <style:text-properties fo:font-variant="normal" fo:text-transform="none" fo:color="#000000" style:text-position="0% 100%" style:font-name="Liberation Serif" fo:font-size="12pt" fo:letter-spacing="normal" fo:font-style="normal" style:text-underline-style="none" fo:font-weight="normal" officeooo:rsid="00dd81e4" officeooo:paragraph-rsid="00097fa9" style:font-size-asian="12pt" style:font-weight-asian="normal" style:font-size-complex="12pt" style:font-weight-complex="normal"/>
    </style:style>
    <style:style style:name="T1" style:family="text">
      <style:text-properties officeooo:rsid="01f0a2c2"/>
    </style:style>
    <style:style style:name="T2" style:family="text">
      <style:text-properties officeooo:rsid="014d214d"/>
    </style:style>
    <style:style style:name="T3" style:family="text">
      <style:text-properties officeooo:rsid="01ea6b9e"/>
    </style:style>
    <style:style style:name="T4" style:family="text">
      <style:text-properties officeooo:rsid="01ebd255"/>
    </style:style>
    <style:style style:name="T5" style:family="text">
      <style:text-properties officeooo:rsid="00de5634"/>
    </style:style>
    <style:style style:name="T6" style:family="text">
      <style:text-properties officeooo:rsid="00e0ea6c"/>
    </style:style>
    <style:style style:name="T7" style:family="text">
      <style:text-properties officeooo:rsid="00e1a686"/>
    </style:style>
    <style:style style:name="T8" style:family="text">
      <style:text-properties officeooo:rsid="01ed5911"/>
    </style:style>
    <style:style style:name="T9" style:family="text">
      <style:text-properties officeooo:rsid="00e2b847"/>
    </style:style>
    <style:style style:name="T10" style:family="text">
      <style:text-properties officeooo:rsid="01ee6781"/>
    </style:style>
    <style:style style:name="T11" style:family="text">
      <style:text-properties officeooo:rsid="0369382a"/>
    </style:style>
    <style:style style:name="T12" style:family="text">
      <style:text-properties officeooo:rsid="00e42958"/>
    </style:style>
    <style:style style:name="T13" style:family="text">
      <style:text-properties officeooo:rsid="014f19b9"/>
    </style:style>
    <style:style style:name="T14" style:family="text">
      <style:text-properties officeooo:rsid="01ef1245"/>
    </style:style>
    <style:style style:name="T15" style:family="text">
      <style:text-properties officeooo:rsid="00e548b9"/>
    </style:style>
    <style:style style:name="T16" style:family="text">
      <style:text-properties officeooo:rsid="00e6f3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/>
      <text:p text:style-name="P1"/>
      <text:p text:style-name="P2"><text:span text:style-name="T2">(...есть</text:span> такое понятие — «поток сознания». Суть его заключается в том, что человек <text:span text:style-name="T3">способен </text:span><text:s/>мысл<text:span text:style-name="T3">енно</text:span> комментир<text:span text:style-name="T3">овать</text:span> всё <text:span text:style-name="T3">происходящее вокруг</text:span>, либо дума<text:span text:style-name="T3">ть</text:span> о <text:span text:style-name="T3">чём-то </text:span>постороннем, не имеющем ничего, на первый взгляд, общего с происходящим.</text:p>
      <text:p text:style-name="P2">Создателем «потока» считается ирландец Джеймс Джойс, хотя <text:span text:style-name="T3">сам он</text:span> валит всё на <text:span text:style-name="T3">постороннего</text:span> — французского писателя, у которого, якобы, перенял его.</text:p>
      <text:p text:style-name="P2">Гораздо раньше, хотя и не в таких масштабах, этот поток встречается у несостоявшейся тёщи князя Мышкина в романе Достоевского «Идиот». </text:p>
      <text:p text:style-name="P2">Похоже, <text:span text:style-name="T4">это</text:span> одно из тех открытий, котор<text:span text:style-name="T5">ы</text:span>е <text:span text:style-name="T5">приходится открывать</text:span> неоднократно и в разных местах; <text:span text:style-name="T5">в данном конкретном случае о том, что человек способен обмениваться мыслями сам с собой...</text:span></text:p>
      <text:p text:style-name="P3">Происходившее со мной в Одессе в то сумасшедшее лето, которое на поверку оказалось самым прекрасным летом моей жизни, никак нельзя назвать «потоком сознания».</text:p>
      <text:p text:style-name="P3">Какой там поток? Это был водопад!</text:p>
      <text:p text:style-name="P3">Я обменивался мыслями не только сам с собою, но и с каждым встречным поперечным, от мелкого камешка на пыльной обочине дороги и до ночных звёзд влажно мерцающих в вышине.</text:p>
      <text:p text:style-name="P3">- Вы видели такое?</text:p>
      <text:p text:style-name="P3">А звёзды равнодушно отвечали:</text:p>
      <text:p text:style-name="P3">- <text:span text:style-name="T6">Видали и похлеще</text:span>...</text:p>
      <text:p text:style-name="P3">И продолжали <text:span text:style-name="T6">перемаргиваться</text:span> дальше, как миллионы миллионов лет до нашей эры.</text:p>
      <text:p text:style-name="P3">И меня ничуть не напрягало это — эта постоянная и напряжённая работа мысли. </text:p>
      <text:p text:style-name="P3">В конце концов, возможности человеческого мозга задействованы всего лишь на 10%, так пусть разомнётся, сметёт паутину и пыль скопившиеся в остальных процентах.</text:p>
      <text:p text:style-name="P4">Разумеется, в рабочее время интенсивность <text:span text:style-name="T4">моего </text:span>мозгового <text:span text:style-name="T4">шторма</text:span> <text:span text:style-name="T4">несколько</text:span> снижалась — окруж<text:span text:style-name="T4">ающ</text:span>ая среда <text:span text:style-name="T4">на рабочем месте казалась</text:span> более <text:span text:style-name="T4">статичной и </text:span>устоявшейся, по сравнению с ежесекундными изменениями обстоятельств на улицах города. </text:p>
      <text:p text:style-name="P4">Однако с гордостью могу сказать, что и на глубине 38 метров под поверхностью земли <text:span text:style-name="T4">степень </text:span>напряжённост<text:span text:style-name="T4">и</text:span> моего умственного труда <text:span text:style-name="T4">значительно превышала</text:span> десятипроцентный стандарт...<text:span text:style-name="T2">)</text:span></text:p>
      <text:p text:style-name="P5"/>
      <text:p text:style-name="P7">Шахта «Дофиновка» добывала кубик — в виде каменных блоков 20х20х40 см нарезанных из залегающих под землёй пластов известняка.</text:p>
      <text:p text:style-name="P7">Для этой цели из котлована круто, но не вертикально, под 38-метровую толщу других напластований уходил центральный тоннель, от которого в глубине расходились штольни — тоже тоннели, но пониже и поуже — как ветви от ствола дерева.</text:p>
      <text:p text:style-name="P7">В конце каждой такой ветви-штольни стояла камнерезная машина, которая и нарезала кубики в стене перед своим носом.</text:p>
      <text:p text:style-name="P7">Такова общая картина.</text:p>
      <text:p text:style-name="P7"/>
      <text:p text:style-name="P7">А в деталях — моего наставника в крепильном деле звали Ростиславом, <text:span text:style-name="T4">однако, на это имя он не откликался </text:span>— <text:span text:style-name="T4">до того привык, что все зовут его Чарликом.</text:span></text:p>
      <text:p text:style-name="P8">Первым делом он меня повёл в штольню машины № 3, потому что на ней работал Капитонович, которого Чарлик звал <text:span text:style-name="T4">исключительно</text:span> по отчеству и побаивался. </text:p>
      <text:p text:style-name="P8">Сам-то он всего лишь мелкий бес, а Капитонович <text:span text:style-name="T7">— </text:span>крутой чертяка отбывший срок в десять лет.</text:p>
      <text:p text:style-name="P8"><text:span text:style-name="T8">В руках м</text:span>ы <text:span text:style-name="T4">с Чарликом держали</text:span> фонари, которые <text:span text:style-name="T9">перед спуском в шахту</text:span> <text:span text:style-name="T8">даёт всем</text:span> <text:soft-page-break/>ламповщиц<text:span text:style-name="T8">а</text:span> Люд<text:span text:style-name="T8">а</text:span> в зарядочной наверху. </text:p>
      <text:p text:style-name="P8">Без фонаря ока<text:span text:style-name="T8">зыва</text:span>ешься в<text:span text:style-name="T8">о</text:span> тьме кромешной, <text:s/><text:span text:style-name="T8">и</text:span>, не <text:span text:style-name="T8">видя</text:span> <text:span text:style-name="T8">под ногами </text:span>тонки<text:span text:style-name="T8">х</text:span> рельс узкоколейки <text:span text:style-name="T9">поверх изредка подложенных шпал, так навернёшься, что мало не покажется.</text:span></text:p>
      <text:p text:style-name="P9">Поэтому в шахте все носят пластмассовые каски и каждое утро перед спуском <text:span text:style-name="T8">ставят подпись</text:span> <text:s/>в журнале, <text:span text:style-name="T8">якобы</text:span> <text:span text:style-name="T2">с ними проводился</text:span> инструктаж по технике безопасности и <text:span text:style-name="T2">они теперь </text:span>знают на что идут.</text:p>
      <text:p text:style-name="P9">Температура в шахте всегда плюсовая, даже зимой, в штольнях постоянный штиль и сурдокамерная тишина, если рядом <text:span text:style-name="T8">никто </text:span>не разговарива<text:span text:style-name="T8">е</text:span>т и не работают <text:span text:style-name="T8">какие-нибудь </text:span>механизмы.</text:p>
      <text:p text:style-name="P9">Мы долго шли по узкому коридору, у которого одна стена сплошной камень в засечках от камнерезной пилы, а другая — кладка из обломков кубика сложенных насухую. Кладка довольно высокая, но до потолка не достаёт.</text:p>
      <text:p text:style-name="P9">В шахте потолок называется кровлей, но об этом чуть позже.</text:p>
      <text:p text:style-name="P9"/>
      <text:p text:style-name="P9">Впереди показался жёлтый свет пары <text:span text:style-name="T8">плотно </text:span>облепленных пылью лампочек, <text:span text:style-name="T8">свисающих из длинного белого провода на стене. Камнерезная машина была сдвинута к другой стене и на её открытом сиденьи сидел и ждал нас Капитонович в тишине и безветрии.</text:span></text:p>
      <text:p text:style-name="P10">Он работал без напарника, <text:span text:style-name="T2">потому что </text:span>мечта<text:span text:style-name="T2">л</text:span> <text:span text:style-name="T8">о заработке в</text:span> 300 руб. <text:span text:style-name="T8">за</text:span> месяц.</text:p>
      <text:p text:style-name="P10"><text:span text:style-name="T8">Каменная</text:span> стена перед машиной — 2,5х2,5 м — уже была расквадрачена бороздами «зарисовки»; глубокие параллельные пропилы от одной боковой стены до другой и от потолка до пола образовывали торцы будущих кубиков.</text:p>
      <text:p text:style-name="P10">Теперь в какую-нибудь щель надо вогнать толстый лом и выломить брус кубика. Потом ещё парочку, а остальные можно выламывать ударами кувалды.</text:p>
      <text:p text:style-name="P10">Капитонович ждал нас, потому что за <text:span text:style-name="T2">минувшие </text:span>пару дней машина <text:span text:style-name="T10">ушла </text:span>далеко <text:span text:style-name="T10">вперёд </text:span><text:s/>от <text:span text:style-name="T10">места, где кончается </text:span><text:s/>узкоколейк<text:span text:style-name="T10">а</text:span>.</text:p>
      <text:p text:style-name="P10">Мы с Чарликом <text:s/><text:span text:style-name="T2">продляем железную дорогу двумя</text:span> <text:span text:style-name="T11">парами </text:span>3-метровы<text:span text:style-name="T11">х</text:span> рельс и теперь можно <text:span text:style-name="T10">ближе подгонять </text:span>вагонетки <text:s/><text:span text:style-name="T12">для укладки наломанных кубиков.</text:span></text:p>
      <text:p text:style-name="P11">В шахте <text:span text:style-name="T10">в</text:span>агонетки <text:s/>называют <text:s/><text:span text:style-name="T10">не так, как на заводе, именуя <text:s/>их </text:span>«вагонками» или «капелевками».</text:p>
      <text:p text:style-name="P11"/>
      <text:p text:style-name="P13"><text:s/><text:span text:style-name="T13">(...в</text:span>озможно в честь белогвардейского генерала Каппеля, но достоверно не знаю...<text:span text:style-name="T13">)</text:span></text:p>
      <text:p text:style-name="P13"/>
      <text:p text:style-name="P11">Если вагонка сходит с рельс про неё говорят, что она «забýрилась» и её приходится подымать обратно двум-трём рабочим вручную, это называется способом «пердячего пара».</text:p>
      <text:p text:style-name="P11">Потом из котлована спустится маленький рудничный локомотив и увезёт <text:span text:style-name="T13">загруженные кубиком </text:span>вагонки на-горá, попутно прицепляя <text:span text:style-name="T13">те, что дожидаются на</text:span> выхода<text:span text:style-name="T10">х</text:span> из других штолен.</text:p>
      <text:p text:style-name="P11">Напиленные в стене кубики обламываются не идеально, поэтому перед следующей «зарисовкой» особо <text:span text:style-name="T10">выдающиеся</text:span> куски сшибают<text:span text:style-name="T10">ся</text:span> всё то<text:span text:style-name="T10">ю</text:span> же кувалдой. </text:p>
      <text:p text:style-name="P11">Эти обломки, а также брак — облом<text:span text:style-name="T10">ившиеся</text:span> слишком коротко или расщеплённые из-за трещин в породе кубики — <text:span text:style-name="T14">служат материалом</text:span> <text:span text:style-name="T14">для</text:span> продолжени<text:span text:style-name="T14">я</text:span> кладки вдоль одной из стен. </text:p>
      <text:p text:style-name="P11">Без этой кладки-<text:span text:style-name="T14">перегородки</text:span> некуда было б девать песок.</text:p>
      <text:p text:style-name="P11">Откуда тут песок?</text:p>
      <text:p text:style-name="P12">Когда машина, мешая вой электромотора с лязгом цепной пилы, делает пропил в стене, от <text:soft-page-break/>цепи бьёт <text:span text:style-name="T14">длинная </text:span>струя песка, а не опилок. <text:s/><text:span text:style-name="T14">Щит из металла и стекла прикрывает машиниста от летящего песка, но не от пыли.</text:span></text:p>
      <text:p text:style-name="P11"><text:span text:style-name="T14">Песок наваливается, как бархан, вокруг машины и, если не перебросáть его совковой лопатой в «карман» между</text:span> <text:span text:style-name="T15">кладкой и стеной штольни, для узкоколейки не остаётся места.</text:span></text:p>
      <text:p text:style-name="P11"/>
      <text:p text:style-name="P12">После трудовой победы <text:span text:style-name="T11">по</text:span> укладке рельс, Чарлик снимает каску с головы <text:span text:style-name="T14">и</text:span> садится <text:span text:style-name="T14">в неё </text:span>сверху, как на горшок — так удобней, чем сидеть на полу, на песке или <text:span text:style-name="T11">бутовых</text:span> обломках. </text:p>
      <text:p text:style-name="P12">Он закуривает «Приму» и <text:span text:style-name="T14">осторожно </text:span>спрашивает Капитоновича откуда на правой стене эти большие красные пятна в породе.</text:p>
      <text:p text:style-name="P12">Капитонович с расстановкой поясняет, что когда тут было море, <text:span text:style-name="T13">то </text:span>на нём горел пароход, так в породе и остался. </text:p>
      <text:p text:style-name="P12">Чарлик подхалимски хихикает, а я стараюсь не думать, что десять лет дают за убийство, потому что Капитонович мне нравится.</text:p>
      <text:p text:style-name="P12">Перед уходом мы крепи<text:span text:style-name="T13">м</text:span> кровлю. Для этого, под самым потолком боковой стены, Капитонович <text:span text:style-name="T14">про</text:span>пиливает ряд коротких горизонтальных щелей. Когда <text:span text:style-name="T14">перепонки между щелями</text:span> сломаны ломом, образуется глубокая ниша 20х20 см. Точно такая же делается на противоположной стене. Теперь в одну из них мы с Чарликом запихиваем конец не слишком толстого бревна, до упора. <text:span text:style-name="T16">Второй конец мы подымаем к противоположной нише и <text:s/>заводим внутрь, но не до конца, чтоб не вытащить бревно из первой. </text:span></text:p>
      <text:p text:style-name="P6">Это бревно называется «площак».</text:p>
      <text:p text:style-name="P6">Площак мы подпираем двумя брёвнами покороче — «стояками» — впритык к боковым стенам. Крепление кровли шахты готово.</text:p>
      <text:p text:style-name="P6">Откуда брёвна?</text:p>
      <text:p text:style-name="P6">Ну, метров на тридцать ушли в темноту штольни и вытащили из предыдущих креплений. Откуда ж ещё?</text:p>
      <text:p text:style-name="P6">За три месяца моей работы в шахте «Дофиновка» туда поступило ровно три новых бревна. </text:p>
      <text:p text:style-name="P6">Я лично обдирал с них кору приспособой под названием «струг», а потом Славик Аксянов увёз их на вагонке в шахту.</text:p>
      <text:p text:style-name="P6">Так что кровля <text:span text:style-name="T1">в штольнях </text:span>держалась на сэкономленных материала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36:01.445871998</meta:creation-date>
    <dc:date>2017-03-02T19:36:06.405042945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56" meta:word-count="1105" meta:character-count="7351" meta:non-whitespace-character-count="6260"/>
    <meta:generator>LibreOffice/4.3.3.2$Linux_x86 LibreOffice_project/430m0$Build-2</meta:generator>
  </office:meta>
</office:document-meta>
</file>